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17.73mm" fo:break-before="auto" style:use-optimal-row-height="false"/>
    </style:style>
    <style:style style:name="ro3" style:family="table-row">
      <style:table-row-properties style:row-height="51.06mm" fo:break-before="auto" style:use-optimal-row-height="false"/>
    </style:style>
    <style:style style:name="ro4" style:family="table-row">
      <style:table-row-properties style:row-height="144.27mm" fo:break-before="auto" style:use-optimal-row-height="false"/>
    </style:style>
    <style:style style:name="ro5" style:family="table-row">
      <style:table-row-properties style:row-height="43.39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auto" fo:border-bottom="0.99pt solid #000000" style:diagonal-bl-tr="none" style:diagonal-tl-br="none" style:text-align-source="fix" style:repeat-content="false" fo:wrap-option="wrap" fo:border-left="2.01pt solid #000000" style:direction="ttb" fo:padding="0.71mm" fo:border-right="0.99pt solid #000000" style:rotation-angle="0" style:rotation-align="none" style:shrink-to-fit="false" fo:border-top="2.01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style:glyph-orientation-vertical="auto" fo:border-bottom="0.99pt solid #000000" style:diagonal-bl-tr="none" style:diagonal-tl-br="none" style:text-align-source="fix" style:repeat-content="false" fo:wrap-option="wrap" fo:border-left="2.01pt solid #000000" style:direction="ttb" fo:padding="0.71mm" fo:border-right="0.99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style:glyph-orientation-vertical="auto" fo:border-bottom="0.99pt solid #000000" style:diagonal-bl-tr="none" style:diagonal-tl-br="none" style:text-align-source="fix" style:repeat-content="false" fo:wrap-option="wrap" fo:border-left="2.01pt solid #000000" style:direction="ttb" fo:padding="0.71mm" fo:border-right="0.9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01pt solid #000000" style:diagonal-bl-tr="none" style:diagonal-tl-br="none" style:text-align-source="value-type" style:repeat-content="false" fo:wrap-option="wrap" fo:border-left="2.01pt solid #000000" style:direction="ltr" fo:padding="0.71mm" fo:border-right="0.9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8" style:family="table-cell" style:parent-style-name="Default">
      <style:table-cell-properties style:glyph-orientation-vertical="auto" fo:border-bottom="0.99pt solid #000000" style:diagonal-bl-tr="none" style:diagonal-tl-br="none" style:text-align-source="fix" style:repeat-content="false" fo:wrap-option="wrap" fo:border-left="none" style:direction="ttb" fo:padding="0.71mm" fo:border-right="0.99pt solid #000000" style:rotation-angle="0" style:rotation-align="none" style:shrink-to-fit="false" fo:border-top="2.01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99pt solid #000000" style:direction="ttb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style:glyph-orientation-vertical="auto" fo:border-bottom="0.99pt solid #000000" style:diagonal-bl-tr="none" style:diagonal-tl-br="none" style:text-align-source="fix" style:repeat-content="false" fo:wrap-option="wrap" fo:border-left="0.99pt solid #000000" style:direction="ttb" fo:padding="0.71mm" fo:border-right="0.9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auto" fo:border-bottom="0.99pt solid #000000" style:diagonal-bl-tr="none" style:diagonal-tl-br="none" style:text-align-source="fix" style:repeat-content="false" fo:wrap-option="wrap" fo:border-left="none" style:direction="ttb" fo:padding="0.71mm" fo:border-right="0.9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01pt solid #000000" style:diagonal-bl-tr="none" style:diagonal-tl-br="none" style:text-align-source="value-type" style:repeat-content="false" fo:wrap-option="wrap" fo:border-left="none" style:direction="ltr" fo:padding="0.71mm" fo:border-right="0.9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auto" fo:border-bottom="0.99pt solid #000000" style:diagonal-bl-tr="none" style:diagonal-tl-br="none" style:text-align-source="fix" style:repeat-content="false" fo:wrap-option="wrap" fo:border-left="none" style:direction="ttb" fo:padding="0.71mm" fo:border-right="2.01pt solid #000000" style:rotation-angle="0" style:rotation-align="none" style:shrink-to-fit="false" fo:border-top="2.01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glyph-orientation-vertical="auto" fo:border-bottom="0.99pt solid #000000" style:diagonal-bl-tr="none" style:diagonal-tl-br="none" style:text-align-source="fix" style:repeat-content="false" fo:wrap-option="wrap" fo:border-left="0.99pt solid #000000" style:direction="ttb" fo:padding="0.71mm" fo:border-right="2.01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15" style:family="table-cell" style:parent-style-name="Default">
      <style:table-cell-properties style:glyph-orientation-vertical="auto" fo:border-bottom="0.99pt solid #000000" style:diagonal-bl-tr="none" style:diagonal-tl-br="none" style:text-align-source="fix" style:repeat-content="false" fo:wrap-option="wrap" fo:border-left="0.99pt solid #000000" style:direction="ttb" fo:padding="0.71mm" fo:border-right="2.01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16" style:family="table-cell" style:parent-style-name="Default">
      <style:table-cell-properties style:glyph-orientation-vertical="auto" fo:border-bottom="0.99pt solid #000000" style:diagonal-bl-tr="none" style:diagonal-tl-br="none" style:text-align-source="fix" style:repeat-content="false" fo:wrap-option="wrap" fo:border-left="none" style:direction="ttb" fo:padding="0.71mm" fo:border-right="2.01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2.01pt solid #000000" style:diagonal-bl-tr="none" style:diagonal-tl-br="none" style:text-align-source="value-type" style:repeat-content="false" fo:wrap-option="wrap" fo:border-left="none" style:direction="ltr" fo:padding="0.71mm" fo:border-right="2.01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font-size-asian="18pt" style:font-size-complex="18pt" style:font-name="Arial" fo:font-weight="normal" style:text-underline-style="none" style:text-underline-color="font-color" style:text-line-through-type="none" fo:font-style="normal" style:text-outline="false" fo:text-shadow="none" style:text-position="0%" style:font-name-complex="Arial" style:font-weight-asian="normal" style:font-weight-complex="normal" style:font-style-asian="normal" style:font-style-complex="normal"/>
    </style:style>
    <style:style style:name="T3" style:family="text">
      <style:text-properties fo:font-size="18pt" style:font-size-asian="18pt" style:font-size-complex="18pt"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8pt" style:font-size-asian="18pt" style:font-size-complex="18pt"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房屋收付款明細表</text:p>
          </table:table-cell>
          <table:covered-table-cell table:number-columns-repeated="11" table:style-name="ce7"/>
          <table:table-cell table:number-columns-repeated="1012"/>
        </table:table-row>
        <table:table-row table:style-name="ro2">
          <table:table-cell table:style-name="ce2" office:value-type="string" calcext:value-type="string">
            <text:p>年</text:p>
          </table:table-cell>
          <table:table-cell table:number-columns-repeated="10" table:style-name="ce8" office:value-type="string" calcext:value-type="string">
            <text:p>年</text:p>
          </table:table-cell>
          <table:table-cell table:style-name="ce13" office:value-type="string" calcext:value-type="string">
            <text:p>年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1" table:number-rows-spanned="2">
            <text:p><text:span text:style-name="T1">月</text:span><text:span text:style-name="T2">    </text:span><text:span text:style-name="T3">日起    月</text:span><text:span text:style-name="T4">    </text:span><text:span text:style-name="T3">日止</text:span></text:p>
          </table:table-cell>
          <table:table-cell table:style-name="ce9" office:value-type="string" calcext:value-type="string" table:number-columns-spanned="1" table:number-rows-spanned="2">
            <text:p><text:span text:style-name="T1">月</text:span><text:span text:style-name="T2">    </text:span><text:span text:style-name="T3">日起    月</text:span><text:span text:style-name="T4">    </text:span><text:span text:style-name="T3">日止</text:span></text:p>
          </table:table-cell>
          <table:table-cell table:style-name="ce9" office:value-type="string" calcext:value-type="string" table:number-columns-spanned="1" table:number-rows-spanned="2">
            <text:p><text:span text:style-name="T1">月</text:span><text:span text:style-name="T2">    </text:span><text:span text:style-name="T3">日起    月</text:span><text:span text:style-name="T4">    </text:span><text:span text:style-name="T3">日止</text:span></text:p>
          </table:table-cell>
          <table:table-cell table:style-name="ce9" office:value-type="string" calcext:value-type="string" table:number-columns-spanned="1" table:number-rows-spanned="2">
            <text:p><text:span text:style-name="T1">月</text:span><text:span text:style-name="T2">    </text:span><text:span text:style-name="T3">日起    月</text:span><text:span text:style-name="T4">    </text:span><text:span text:style-name="T3">日止</text:span></text:p>
          </table:table-cell>
          <table:table-cell table:style-name="ce9" office:value-type="string" calcext:value-type="string" table:number-columns-spanned="1" table:number-rows-spanned="2">
            <text:p><text:span text:style-name="T1">月</text:span><text:span text:style-name="T2">    </text:span><text:span text:style-name="T3">日起    月</text:span><text:span text:style-name="T4">    </text:span><text:span text:style-name="T3">日止</text:span></text:p>
          </table:table-cell>
          <table:table-cell table:style-name="ce9" office:value-type="string" calcext:value-type="string" table:number-columns-spanned="1" table:number-rows-spanned="2">
            <text:p><text:span text:style-name="T1">月</text:span><text:span text:style-name="T2">    </text:span><text:span text:style-name="T3">日起    月</text:span><text:span text:style-name="T4">    </text:span><text:span text:style-name="T3">日止</text:span></text:p>
          </table:table-cell>
          <table:table-cell table:style-name="ce9" office:value-type="string" calcext:value-type="string" table:number-columns-spanned="1" table:number-rows-spanned="2">
            <text:p><text:span text:style-name="T1">月</text:span><text:span text:style-name="T2">    </text:span><text:span text:style-name="T3">日起    月</text:span><text:span text:style-name="T4">    </text:span><text:span text:style-name="T3">日止</text:span></text:p>
          </table:table-cell>
          <table:table-cell table:style-name="ce9" office:value-type="string" calcext:value-type="string" table:number-columns-spanned="1" table:number-rows-spanned="2">
            <text:p><text:span text:style-name="T1">月</text:span><text:span text:style-name="T2">    </text:span><text:span text:style-name="T3">日起    月</text:span><text:span text:style-name="T4">    </text:span><text:span text:style-name="T3">日止</text:span></text:p>
          </table:table-cell>
          <table:table-cell table:style-name="ce9" office:value-type="string" calcext:value-type="string" table:number-columns-spanned="1" table:number-rows-spanned="2">
            <text:p><text:span text:style-name="T1">月</text:span><text:span text:style-name="T2">    </text:span><text:span text:style-name="T3">日起    月</text:span><text:span text:style-name="T4">    </text:span><text:span text:style-name="T3">日止</text:span></text:p>
          </table:table-cell>
          <table:table-cell table:style-name="ce9" office:value-type="string" calcext:value-type="string" table:number-columns-spanned="1" table:number-rows-spanned="2">
            <text:p><text:span text:style-name="T1">月</text:span><text:span text:style-name="T2">    </text:span><text:span text:style-name="T3">日起    月</text:span><text:span text:style-name="T4">    </text:span><text:span text:style-name="T3">日止</text:span></text:p>
          </table:table-cell>
          <table:table-cell table:style-name="ce9" office:value-type="string" calcext:value-type="string" table:number-columns-spanned="1" table:number-rows-spanned="2">
            <text:p><text:span text:style-name="T1">月</text:span><text:span text:style-name="T2">    </text:span><text:span text:style-name="T3">日起    月</text:span><text:span text:style-name="T4">    </text:span><text:span text:style-name="T3">日止</text:span></text:p>
          </table:table-cell>
          <table:table-cell table:style-name="ce14" office:value-type="string" calcext:value-type="string" table:number-columns-spanned="1" table:number-rows-spanned="2">
            <text:p><text:span text:style-name="T1">月</text:span><text:span text:style-name="T2">    </text:span><text:span text:style-name="T3">日起    月</text:span><text:span text:style-name="T4">    </text:span><text:span text:style-name="T3">日止</text:span></text:p>
          </table:table-cell>
          <table:table-cell table:number-columns-repeated="1012"/>
        </table:table-row>
        <table:table-row table:style-name="ro3">
          <table:covered-table-cell table:style-name="ce4"/>
          <table:covered-table-cell table:number-columns-repeated="10" table:style-name="ce10"/>
          <table:covered-table-cell table:style-name="ce15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萬</text:span><text:span text:style-name="T2">    </text:span><text:span text:style-name="T3">仟</text:span><text:span text:style-name="T4">    </text:span><text:span text:style-name="T3">佰</text:span><text:span text:style-name="T4">     </text:span><text:span text:style-name="T3">拾</text:span><text:span text:style-name="T4">    </text:span><text:span text:style-name="T3">元正</text:span></text:p>
          </table:table-cell>
          <table:table-cell table:style-name="ce11" office:value-type="string" calcext:value-type="string">
            <text:p><text:span text:style-name="T1">萬</text:span><text:span text:style-name="T2">    </text:span><text:span text:style-name="T3">仟</text:span><text:span text:style-name="T4">    </text:span><text:span text:style-name="T3">佰</text:span><text:span text:style-name="T4">     </text:span><text:span text:style-name="T3">拾</text:span><text:span text:style-name="T4">    </text:span><text:span text:style-name="T3">元正</text:span></text:p>
          </table:table-cell>
          <table:table-cell table:style-name="ce11" office:value-type="string" calcext:value-type="string">
            <text:p><text:span text:style-name="T1">萬</text:span><text:span text:style-name="T2">    </text:span><text:span text:style-name="T3">仟</text:span><text:span text:style-name="T4">    </text:span><text:span text:style-name="T3">佰</text:span><text:span text:style-name="T4">     </text:span><text:span text:style-name="T3">拾</text:span><text:span text:style-name="T4">    </text:span><text:span text:style-name="T3">元正</text:span></text:p>
          </table:table-cell>
          <table:table-cell table:style-name="ce11" office:value-type="string" calcext:value-type="string">
            <text:p><text:span text:style-name="T1">萬</text:span><text:span text:style-name="T2">    </text:span><text:span text:style-name="T3">仟</text:span><text:span text:style-name="T4">    </text:span><text:span text:style-name="T3">佰</text:span><text:span text:style-name="T4">     </text:span><text:span text:style-name="T3">拾</text:span><text:span text:style-name="T4">    </text:span><text:span text:style-name="T3">元正</text:span></text:p>
          </table:table-cell>
          <table:table-cell table:style-name="ce11" office:value-type="string" calcext:value-type="string">
            <text:p><text:span text:style-name="T1">萬</text:span><text:span text:style-name="T2">    </text:span><text:span text:style-name="T3">仟</text:span><text:span text:style-name="T4">    </text:span><text:span text:style-name="T3">佰</text:span><text:span text:style-name="T4">     </text:span><text:span text:style-name="T3">拾</text:span><text:span text:style-name="T4">    </text:span><text:span text:style-name="T3">元正</text:span></text:p>
          </table:table-cell>
          <table:table-cell table:style-name="ce11" office:value-type="string" calcext:value-type="string">
            <text:p><text:span text:style-name="T1">萬</text:span><text:span text:style-name="T2">    </text:span><text:span text:style-name="T3">仟</text:span><text:span text:style-name="T4">    </text:span><text:span text:style-name="T3">佰</text:span><text:span text:style-name="T4">     </text:span><text:span text:style-name="T3">拾</text:span><text:span text:style-name="T4">    </text:span><text:span text:style-name="T3">元正</text:span></text:p>
          </table:table-cell>
          <table:table-cell table:style-name="ce11" office:value-type="string" calcext:value-type="string">
            <text:p><text:span text:style-name="T1">萬</text:span><text:span text:style-name="T2">    </text:span><text:span text:style-name="T3">仟</text:span><text:span text:style-name="T4">    </text:span><text:span text:style-name="T3">佰</text:span><text:span text:style-name="T4">     </text:span><text:span text:style-name="T3">拾</text:span><text:span text:style-name="T4">    </text:span><text:span text:style-name="T3">元正</text:span></text:p>
          </table:table-cell>
          <table:table-cell table:style-name="ce11" office:value-type="string" calcext:value-type="string">
            <text:p><text:span text:style-name="T1">萬</text:span><text:span text:style-name="T2">    </text:span><text:span text:style-name="T3">仟</text:span><text:span text:style-name="T4">    </text:span><text:span text:style-name="T3">佰</text:span><text:span text:style-name="T4">     </text:span><text:span text:style-name="T3">拾</text:span><text:span text:style-name="T4">    </text:span><text:span text:style-name="T3">元正</text:span></text:p>
          </table:table-cell>
          <table:table-cell table:style-name="ce11" office:value-type="string" calcext:value-type="string">
            <text:p><text:span text:style-name="T1">萬</text:span><text:span text:style-name="T2">    </text:span><text:span text:style-name="T3">仟</text:span><text:span text:style-name="T4">    </text:span><text:span text:style-name="T3">佰</text:span><text:span text:style-name="T4">     </text:span><text:span text:style-name="T3">拾</text:span><text:span text:style-name="T4">    </text:span><text:span text:style-name="T3">元正</text:span></text:p>
          </table:table-cell>
          <table:table-cell table:style-name="ce11" office:value-type="string" calcext:value-type="string">
            <text:p><text:span text:style-name="T1">萬</text:span><text:span text:style-name="T2">    </text:span><text:span text:style-name="T3">仟</text:span><text:span text:style-name="T4">    </text:span><text:span text:style-name="T3">佰</text:span><text:span text:style-name="T4">     </text:span><text:span text:style-name="T3">拾</text:span><text:span text:style-name="T4">    </text:span><text:span text:style-name="T3">元正</text:span></text:p>
          </table:table-cell>
          <table:table-cell table:style-name="ce11" office:value-type="string" calcext:value-type="string">
            <text:p><text:span text:style-name="T1">萬</text:span><text:span text:style-name="T2">    </text:span><text:span text:style-name="T3">仟</text:span><text:span text:style-name="T4">    </text:span><text:span text:style-name="T3">佰</text:span><text:span text:style-name="T4">     </text:span><text:span text:style-name="T3">拾</text:span><text:span text:style-name="T4">    </text:span><text:span text:style-name="T3">元正</text:span></text:p>
          </table:table-cell>
          <table:table-cell table:style-name="ce16" office:value-type="string" calcext:value-type="string">
            <text:p><text:span text:style-name="T1">萬</text:span><text:span text:style-name="T2">    </text:span><text:span text:style-name="T3">仟</text:span><text:span text:style-name="T4">    </text:span><text:span text:style-name="T3">佰</text:span><text:span text:style-name="T4">     </text:span><text:span text:style-name="T3">拾</text:span><text:span text:style-name="T4">    </text:span><text:span text:style-name="T3">元正</text:span></text:p>
          </table:table-cell>
          <table:table-cell table:number-columns-repeated="1012"/>
        </table:table-row>
        <table:table-row table:style-name="ro5">
          <table:table-cell table:style-name="ce5"/>
          <table:table-cell table:style-name="ce12" table:number-columns-repeated="10"/>
          <table:table-cell table:style-name="ce17"/>
          <table:table-cell table:number-columns-repeated="1012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01mm" fo:margin-bottom="14.01mm" fo:margin-left="14.01mm" fo:margin-right="14.01mm" style:first-page-number="continue" style:scale-to="80%" style:table-centering="both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 style:data-style-name="N2" text:time-value="22:24:07.34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0:54:23</meta:creation-date>
    <dc:date>2016-06-20T22:29:43.577000000</dc:date>
    <meta:print-date>2004-04-13T10:58:05</meta:print-date>
    <meta:generator>LibreOffice/5.1.1.3$Windows_x86 LibreOffice_project/89f508ef3ecebd2cfb8e1def0f0ba9a803b88a6d</meta:generator>
    <meta:editing-duration>PT5M35S</meta:editing-duration>
    <meta:editing-cycles>2</meta:editing-cycles>
    <meta:document-statistic meta:table-count="1" meta:cell-count="37" meta:object-count="0"/>
  </office:meta>
</office:document-meta>
</file>